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officeooo:paragraph-rsid="004c9f87" style:text-blinking="false" fo:background-color="#ffffff" style:font-style-asian="normal" style:font-weight-asian="bold"/>
    </style:style>
    <style:style style:name="P4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Roboto Mono" fo:font-size="10.5pt" fo:letter-spacing="normal" fo:font-style="normal" style:text-underline-style="none" fo:font-weight="bold" officeooo:paragraph-rsid="004c9f87" style:text-blinking="false" fo:background-color="#ffffff" style:font-style-asian="normal" style:font-weight-asian="bold" loext:padding="0cm" loext:border="none"/>
    </style:style>
    <style:style style:name="P5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424242" style:font-name="Roboto Mono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4d944e" style:font-weight-asian="normal" style:font-weight-complex="normal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4d944e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 officeooo:paragraph-rsid="004d944e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1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4fa2d5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50d113" officeooo:paragraph-rsid="0050d113" style:font-name-asian="Times New Roman" style:font-size-asian="14pt" style:language-asian="pt" style:country-asian="BR" style:font-style-asian="italic" style:font-weight-asian="bold" style:font-name-complex="Courier New2"/>
    </style:style>
    <style:style style:name="P17" style:family="paragraph">
      <loext:graphic-properties draw:fill="solid" draw:fill-color="#000000"/>
      <style:text-properties style:font-name="Chilanka" fo:font-size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style:font-name="Roboto Mono" fo:font-size="10.5pt" fo:letter-spacing="normal" fo:font-style="normal" fo:font-weight="bold"/>
    </style:style>
    <style:style style:name="T5" style:family="text">
      <style:text-properties fo:font-variant="normal" fo:text-transform="none" style:font-name="Roboto Mono" fo:font-size="10.5pt" fo:letter-spacing="normal" fo:font-style="normal" fo:font-weight="bold" fo:background-color="#ffffff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Roboto Mono" fo:font-size="10.5pt" fo:letter-spacing="normal" fo:font-style="normal" fo:font-weight="bold" officeooo:rsid="004fa2d5" fo:background-color="#ffffff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4c9f87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4d944e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weight="bold"/>
    </style:style>
    <style:style style:name="T13" style:family="text">
      <style:text-properties fo:font-weight="bold" officeooo:rsid="004d944e" style:font-weight-asian="bold" style:font-weight-complex="bold"/>
    </style:style>
    <style:style style:name="T14" style:family="text">
      <style:text-properties fo:font-weight="bold" officeooo:rsid="004c9f87"/>
    </style:style>
    <style:style style:name="T15" style:family="text">
      <style:text-properties fo:font-weight="bold" officeooo:rsid="004d944e"/>
    </style:style>
    <style:style style:name="T16" style:family="text">
      <style:text-properties fo:font-weight="bold" officeooo:rsid="004fa2d5"/>
    </style:style>
    <style:style style:name="T17" style:family="text">
      <style:text-properties style:font-name="Roboto Mono" fo:font-size="10.5pt" fo:font-style="normal" fo:font-weight="normal"/>
    </style:style>
    <style:style style:name="T18" style:family="text">
      <style:text-properties style:font-name="Roboto Mono" fo:font-size="10.5pt" fo:font-style="normal" fo:font-weight="bold"/>
    </style:style>
    <style:style style:name="T19" style:family="text">
      <style:text-properties style:font-name="Roboto Mono" fo:font-size="10.5pt" fo:font-style="normal" fo:font-weight="bold" officeooo:rsid="004c9f87"/>
    </style:style>
    <style:style style:name="T20" style:family="text">
      <style:text-properties style:font-name="Roboto Mono" fo:font-size="10.5pt" fo:font-style="normal" fo:font-weight="bold" officeooo:rsid="004d944e"/>
    </style:style>
    <style:style style:name="T21" style:family="text">
      <style:text-properties style:font-name="Roboto Mono" fo:font-size="10.5pt" fo:font-weight="normal" loext:padding="0cm" loext:border="none"/>
    </style:style>
    <style:style style:name="T22" style:family="text">
      <style:text-properties style:font-name="Roboto Mono" fo:font-size="10.5pt" fo:font-weight="normal" officeooo:rsid="004fa2d5" loext:padding="0cm" loext:border="none"/>
    </style:style>
    <style:style style:name="T23" style:family="text">
      <style:text-properties style:font-name="Roboto Mono" fo:font-size="10.5pt" loext:padding="0cm" loext:border="none"/>
    </style:style>
    <style:style style:name="T24" style:family="text">
      <style:text-properties officeooo:rsid="0053b7de"/>
    </style:style>
    <style:style style:name="T25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38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1.716cm" fo:min-width="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23cm" fo:min-width="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igura1" draw:style-name="gr7" draw:text-style-name="P20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style-name="gr6" draw:text-style-name="P17" svg:width="0.899cm" svg:height="0.851cm" svg:x="18.106cm" svg:y="-0.016cm"><text:p><text:span text:style-name="T25">2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Beija-me com tua glória</text:p>
      <text:p text:style-name="P1"/>
      <text:p text:style-name="P5"><text:bookmark text:name="cifra_tom"/>Tom: <text:span text:style-name="T24">D#</text:span></text:p>
      <text:p text:style-name="P2"><text:span text:style-name="Internet_20_link"><text:span text:style-name="T1"/></text:span></text:p>
      <text:p text:style-name="P3"><text:bookmark text:name="cifra_afi"/><text:bookmark text:name="cifra_capo"/><text:span text:style-name="T21">Capotraste na </text:span><text:span text:style-name="T22">3</text:span><text:span text:style-name="T23">ª casa</text:span></text:p>
      <text:p text:style-name="P4"/>
      <text:p text:style-name="P15"><draw:line text:anchor-type="paragraph" draw:z-index="5" draw:name="Forma2" draw:style-name="gr5" draw:text-style-name="P19" svg:x1="-0.375cm" svg:y1="5.141cm" svg:x2="-0.377cm" svg:y2="0.192cm"><text:p/></draw:line><draw:line text:anchor-type="paragraph" draw:z-index="6" draw:name="Forma3" draw:style-name="gr4" draw:text-style-name="P19" svg:x1="-0.377cm" svg:y1="0.192cm" svg:x2="-0.068cm" svg:y2="0.192cm"><text:p/></draw:line><text:span text:style-name="T2">Intro </text:span><text:span text:style-name="T3">: <text:s/></text:span><text:span text:style-name="T5">C</text:span><text:span text:style-name="T6">9</text:span><text:span text:style-name="T10"> <text:s/></text:span><text:span text:style-name="T5">D5</text:span><text:span text:style-name="T10"> <text:s/></text:span><text:span text:style-name="T6">Em</text:span><text:span text:style-name="T10"> <text:s/></text:span><text:span text:style-name="T5">Bm</text:span><text:span text:style-name="T7">7</text:span></text:p>
      <text:p text:style-name="P14"/>
      <text:p text:style-name="P14"/>
      <text:p text:style-name="P8"><draw:custom-shape text:anchor-type="paragraph" draw:z-index="1" draw:name="Forma1" draw:style-name="gr2" draw:text-style-name="P18" svg:width="0.597cm" svg:height="1.809cm" svg:x="6.899cm" svg:y="0.00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2">C</text:span><text:span text:style-name="T14">9</text:span> <text:s text:c="13"/><text:span text:style-name="T12">D</text:span><text:span text:style-name="T14">9</text:span></text:p>
      <text:p text:style-name="P11"><draw:custom-shape text:anchor-type="char" draw:z-index="3" draw:style-name="gr1" draw:text-style-name="P17" svg:width="0.899cm" svg:height="0.562cm" svg:x="7.722cm" svg:y="0.153cm"><text:p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3"/><text:span text:style-name="T17">A tua face <text:s text:c="3"/>queremos ver</text:span></text:p>
      <text:p text:style-name="P8"><text:span text:style-name="T12">Em</text:span> <text:s text:c="13"/><text:span text:style-name="T12">Bm</text:span><text:span text:style-name="T14">7</text:span></text:p>
      <text:p text:style-name="P11"><text:s text:c="3"/><text:span text:style-name="T17">Tua presença, <text:s text:c="3"/>queremos ter</text:span></text:p>
      <text:p text:style-name="P8"/>
      <text:p text:style-name="P13"/>
      <text:p text:style-name="P11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8">Então vem, amado vem, <text:s text:c="2"/>então vem, amado vem</text:p>
      <text:p text:style-name="P11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8">Então vem, amado vem, <text:s text:c="2"/>então vem, amado vem</text:p>
      <text:p text:style-name="P8"/>
      <text:p text:style-name="P13"/>
      <text:p text:style-name="P13"><draw:custom-shape text:anchor-type="paragraph" draw:z-index="4" draw:name="Forma1" draw:style-name="gr2" draw:text-style-name="P18" svg:width="0.597cm" svg:height="1.809cm" svg:x="6.415cm" svg:y="0.01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"><text:s text:c="6"/></text:span><text:span text:style-name="T4">C</text:span><text:span text:style-name="T8">9</text:span><text:span text:style-name="T9"> <text:s text:c="15"/></text:span><text:span text:style-name="T4">D</text:span><text:span text:style-name="T8">9</text:span></text:p>
      <text:p text:style-name="P8"><draw:custom-shape text:anchor-type="char" draw:z-index="7" draw:style-name="gr1" draw:text-style-name="P17" svg:width="0.899cm" svg:height="0.562cm" svg:x="7.237cm" svg:y="0.201cm"><text:p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Vem e beija-me com tua glória</text:p>
      <text:p text:style-name="P11"><text:s text:c="6"/><text:span text:style-name="T18">Em</text:span><text:span text:style-name="T17"> <text:s text:c="14"/></text:span><text:span text:style-name="T18">Bm</text:span><text:span text:style-name="T20">7</text:span></text:p>
      <text:p text:style-name="P8">Vem e beija-me com tua glória</text:p>
      <text:p text:style-name="P13"><draw:custom-shape text:anchor-type="paragraph" draw:z-index="8" draw:name="Forma1" draw:style-name="gr3" draw:text-style-name="P18" svg:width="0.597cm" svg:height="3.407cm" svg:x="5.004cm" svg:y="0.29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"><text:span text:style-name="T12">C</text:span><text:span text:style-name="T15">9</text:span> <text:s text:c="18"/><text:span text:style-name="T12">D</text:span><text:span text:style-name="T15">9</text:span></text:p>
      <text:p text:style-name="P8">Deixa teu rio fluir</text:p>
      <text:p text:style-name="P11"><text:s text:c="20"/><text:span text:style-name="T18">Em</text:span></text:p>
      <text:p text:style-name="P8"><draw:custom-shape text:anchor-type="char" draw:z-index="9" draw:style-name="gr1" draw:text-style-name="P17" svg:width="0.899cm" svg:height="0.562cm" svg:x="5.738cm" svg:y="0.067cm"><text:p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eixa teu vento soprar</text:p>
      <text:p text:style-name="P11"><text:s text:c="19"/><text:span text:style-name="T18">Bm</text:span><text:span text:style-name="T20">7</text:span></text:p>
      <text:p text:style-name="P8">Deixa teu fogo queimar</text:p>
      <text:p text:style-name="P11"><text:s text:c="12"/><text:span text:style-name="T18">C</text:span><text:span text:style-name="T20">9</text:span></text:p>
      <text:p text:style-name="P8">Até me consumir</text:p>
      <text:p text:style-name="P8"/>
      <text:p text:style-name="P13"/>
      <text:p text:style-name="P8"><text:span text:style-name="T13">Instrumental:</text:span> <text:span text:style-name="T12">C</text:span><text:span text:style-name="T16">9</text:span> <text:s/><text:span text:style-name="T12">D</text:span><text:span text:style-name="T16">9</text:span> <text:s/><text:span text:style-name="T12">Em</text:span> <text:s/><text:span text:style-name="T12">Bm</text:span><text:span text:style-name="T16">7</text:span> </text:p>
      <text:p text:style-name="P8"><text:s/></text:p>
      <text:p text:style-name="P13"/>
      <text:p text:style-name="P11"><draw:custom-shape text:anchor-type="paragraph" draw:z-index="10" draw:name="Forma1" draw:style-name="gr2" draw:text-style-name="P18" svg:width="0.597cm" svg:height="1.809cm" svg:x="8.334cm" svg:y="0.00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 text:c="3"/><text:span text:style-name="T18">C</text:span><text:span text:style-name="T20">9</text:span><text:span text:style-name="T17"> <text:s text:c="15"/></text:span><text:span text:style-name="T18">D</text:span><text:span text:style-name="T20">9</text:span></text:p>
      <text:p text:style-name="P8"><draw:custom-shape text:anchor-type="char" draw:z-index="11" draw:style-name="gr1" draw:text-style-name="P17" svg:width="0.899cm" svg:height="0.562cm" svg:x="9.133cm" svg:y="0.157cm"><text:p><text:span text:style-name="T25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e dentro pra fora, vem queimar em mim</text:p>
      <text:p text:style-name="P11"><text:s text:c="3"/><text:span text:style-name="T18">Em</text:span><text:span text:style-name="T17"> <text:s text:c="15"/></text:span><text:span text:style-name="T18">Bm</text:span><text:span text:style-name="T20">7</text:span></text:p>
      <text:p text:style-name="P8">De dentro pra fora <text:s/>até me consumir</text:p>
      <text:p text:style-name="P10"/>
      <text:p text:style-name="P10"/>
      <text:p text:style-name="P9"><text:span text:style-name="T13">Solo 2x:</text:span><text:span text:style-name="T12"> C</text:span><text:span text:style-name="T16">9</text:span><text:span text:style-name="T12"> <text:s/>D</text:span><text:span text:style-name="T16">9</text:span><text:span text:style-name="T12"> <text:s/>Em <text:s/>Bm</text:span><text:span text:style-name="T16">7</text:span><text:span text:style-name="T12"> </text:span></text:p>
      <text:p text:style-name="P13"/>
      <text:p text:style-name="P12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9">Então vem, amado vem, <text:s text:c="2"/>então vem, amado vem</text:p>
      <text:p text:style-name="P12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7">Então vem, amado vem, <text:s text:c="2"/>então vem, amado vem</text:p>
      <text:p text:style-name="P13"/>
      <text:p text:style-name="P11"><text:s text:c="6"/><text:span text:style-name="T18">C</text:span><text:span text:style-name="T17"> <text:s text:c="15"/></text:span><text:span text:style-name="T18">D</text:span></text:p>
      <text:p text:style-name="P8">Vem e beija-me com tua glória</text:p>
      <text:p text:style-name="P11"><text:s text:c="6"/><text:span text:style-name="T18">Em</text:span><text:span text:style-name="T17"> <text:s text:c="14"/></text:span><text:span text:style-name="T18">Bm</text:span></text:p>
      <text:p text:style-name="P8">Vem e beija-me com tua glória</text:p>
      <text:p text:style-name="P1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7:44:18.682000000</dc:date>
    <meta:editing-cycles>74</meta:editing-cycles>
    <meta:editing-duration>P3DT8H34M26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39" meta:word-count="159" meta:character-count="1085" meta:non-whitespace-character-count="5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